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2pt" style:font-size-asian="22pt" style:font-name-complex="Times New Roman1" style:font-size-complex="22pt"/>
    </style:style>
    <style:style style:name="P2" style:family="paragraph" style:parent-style-name="Standard">
      <style:text-properties style:font-name="Times New Roman" fo:font-size="14pt" style:font-size-asian="14pt" style:font-name-complex="Times New Roman1" style:font-size-complex="14pt"/>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font-size="12pt" style:font-size-asian="12pt" style:font-size-complex="12pt"/>
    </style:style>
    <style:style style:name="P6" style:family="paragraph" style:parent-style-name="Standard">
      <style:paragraph-properties fo:margin-left="1.27cm" fo:margin-right="0cm" fo:margin-top="0cm" fo:margin-bottom="0cm" loext:contextual-spacing="false" fo:text-indent="1.27cm" style:auto-text-indent="false"/>
    </style:style>
    <style:style style:name="P7" style:family="paragraph" style:parent-style-name="Standard" style:master-page-name="Standard">
      <style:paragraph-properties fo:text-align="center" style:justify-single-word="false" style:page-number="auto"/>
      <style:text-properties style:font-name="Times New Roman" fo:font-size="22pt" style:font-size-asian="22pt" style:font-name-complex="Times New Roman1" style:font-size-complex="22pt"/>
    </style:style>
    <style:style style:name="P8" style:family="paragraph" style:parent-style-name="Standard">
      <style:text-properties style:font-name="Times New Roman" fo:font-size="14pt" style:font-size-asian="14pt" style:font-name-complex="Times New Roman1" style:font-size-complex="14pt"/>
    </style:style>
    <style:style style:name="P9" style:family="paragraph" style:parent-style-name="Standard">
      <style:text-properties style:font-name="Times New Roman" fo:font-size="12pt" fo:language="en" fo:country="US" fo:font-style="normal" style:font-size-asian="12pt" style:font-style-asian="normal" style:font-name-complex="Times New Roman1" style:font-size-complex="12pt" style:font-style-complex="normal"/>
    </style:style>
    <style:style style:name="P10" style:family="paragraph" style:parent-style-name="Standard">
      <style:text-properties style:font-name="Times New Roman" fo:font-size="12pt" fo:language="en" fo:country="US" fo:font-style="normal" officeooo:rsid="0008bfda" officeooo:paragraph-rsid="0008bfda" style:font-size-asian="12pt" style:font-style-asian="normal" style:font-name-complex="Times New Roman1" style:font-size-complex="12pt" style:font-style-complex="normal"/>
    </style:style>
    <style:style style:name="P11" style:family="paragraph" style:parent-style-name="Standard">
      <style:text-properties style:font-name="Times New Roman" fo:font-size="12pt" fo:language="en" fo:country="US" fo:font-style="normal" officeooo:rsid="00099303" officeooo:paragraph-rsid="00099303" style:font-size-asian="12pt" style:font-style-asian="normal" style:font-name-complex="Times New Roman1" style:font-size-complex="12pt" style:font-style-complex="normal"/>
    </style:style>
    <style:style style:name="P12" style:family="paragraph" style:parent-style-name="Standard">
      <style:text-properties style:font-name="Times New Roman" fo:font-size="12pt" fo:language="en" fo:country="US" fo:font-style="normal" officeooo:rsid="000aa35e" officeooo:paragraph-rsid="000aa35e" style:font-size-asian="12pt" style:font-style-asian="normal" style:font-name-complex="Times New Roman1" style:font-size-complex="12pt" style:font-style-complex="normal"/>
    </style:style>
    <style:style style:name="P13" style:family="paragraph" style:parent-style-name="Standard">
      <style:paragraph-properties fo:margin-top="0cm" fo:margin-bottom="0cm" loext:contextual-spacing="false"/>
      <style:text-properties style:font-name="Times New Roman" fo:font-size="14pt" style:font-size-asian="14pt" style:font-name-complex="Times New Roman1" style:font-size-complex="14pt"/>
    </style:style>
    <style:style style:name="P14" style:family="paragraph" style:parent-style-name="Standard">
      <style:paragraph-properties fo:margin-top="0cm" fo:margin-bottom="0cm" loext:contextual-spacing="false"/>
      <style:text-properties officeooo:rsid="000d3ab6" officeooo:paragraph-rsid="000d3ab6"/>
    </style:style>
    <style:style style:name="P15" style:family="paragraph" style:parent-style-name="Standard">
      <style:paragraph-properties fo:margin-top="0cm" fo:margin-bottom="0cm" loext:contextual-spacing="false" fo:break-before="page"/>
      <style:text-properties style:font-name="Times New Roman" fo:font-size="12pt" style:text-underline-style="solid" style:text-underline-width="auto" style:text-underline-color="font-color" style:font-size-asian="12pt" style:font-name-complex="Times New Roman1" style:font-size-complex="12pt"/>
    </style:style>
    <style:style style:name="P16" style:family="paragraph" style:parent-style-name="footnote_20_text" style:master-page-name="Converted1">
      <style:paragraph-properties style:page-number="auto"/>
    </style:style>
    <style:style style:name="P17" style:family="paragraph" style:parent-style-name="footnote_20_text" style:master-page-name="Converted2">
      <style:paragraph-properties style:page-number="auto"/>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language="en" fo:country="US" style:font-name-complex="Times New Roman1"/>
    </style:style>
    <style:style style:name="T3" style:family="text">
      <style:text-properties fo:language="en" fo:country="US"/>
    </style:style>
    <style:style style:name="T4" style:family="text">
      <style:text-properties fo:language="nb" fo:country="NO"/>
    </style:style>
    <style:style style:name="T5" style:family="text">
      <style:text-properties fo:language="nb" fo:country="NO" fo:font-style="italic" style:font-style-asian="italic" style:font-style-complex="italic"/>
    </style:style>
    <style:style style:name="T6" style:family="text">
      <style:text-properties fo:language="nb" fo:country="NO"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officeooo:rsid="0008bfda"/>
    </style:style>
    <style:style style:name="T9" style:family="text">
      <style:text-properties officeooo:rsid="00099303"/>
    </style:style>
    <style:style style:name="T10" style:family="text">
      <style:text-properties fo:font-style="italic" style:font-style-asian="italic" style:font-style-complex="italic"/>
    </style:style>
    <style:style style:name="T11" style:family="text">
      <style:text-properties fo:font-style="italic" officeooo:rsid="000aa35e" style:font-style-asian="italic" style:font-style-complex="italic"/>
    </style:style>
    <style:style style:name="T12" style:family="text">
      <style:text-properties officeooo:rsid="000aa35e"/>
    </style:style>
    <style:style style:name="T13" style:family="text">
      <style:text-properties officeooo:rsid="000c6151"/>
    </style:style>
    <style:style style:name="T14" style:family="text">
      <style:text-properties officeooo:rsid="000d4ea0"/>
    </style:style>
    <style:style style:name="T15" style:family="text">
      <style:text-properties officeooo:rsid="000e747f"/>
    </style:style>
    <style:style style:name="T16" style:family="text">
      <style:text-properties officeooo:rsid="000fb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E101 Précis Assignment</text:p>
      <text:p text:style-name="P1"/>
      <text:p text:style-name="P2">Name:</text:p>
      <text:p text:style-name="P2">Registration Number:</text:p>
      <text:p text:style-name="P2">Article Used: 1-10</text:p>
      <text:p text:style-name="P13">Contents:<text:tab/></text:p>
      <text:p text:style-name="P6"><text:span text:style-name="T1">1. The Précis (??</text:span><text:note text:id="ftn1" text:note-class="footnote"><text:note-citation>1</text:note-citation><text:note-body><text:p text:style-name="P16"><text:span text:style-name="T2">Replace with the word count for your précis. The guide is 1000 words</text:span></text:p></text:note-body></text:note><text:span text:style-name="T1"> words)</text:span></text:p>
      <text:p text:style-name="P4"><text:span text:style-name="T1"><text:tab/><text:tab/>2. The Reflective Statement (??</text:span><text:note text:id="ftn2" text:note-class="footnote"><text:note-citation>2</text:note-citation><text:note-body><text:p text:style-name="P17"><text:span text:style-name="T2">Replace with word count for your reflective statement. The guide is 500 words.</text:span></text:p></text:note-body></text:note><text:span text:style-name="T1"> words)</text:span></text:p>
      <text:p text:style-name="P2"/>
      <text:p text:style-name="P15">Précis</text:p>
      <text:p text:style-name="P3">For this assignment I have chosen to study the article describing random lego structures and analogue <text:span text:style-name="T4">Monte</text:span> Carlo procedures <text:span text:style-name="T4">written</text:span> by <text:span text:style-name="T4">Ingo </text:span>Alth<text:span text:style-name="T4">öfer.</text:span></text:p>
      <text:p text:style-name="P3"><text:span text:style-name="T4">The article begins by giving a quick sort of pre-introduction telling how he, the author, came up with the idea of writing it in the first place: He discovered that washing bricks of lego in a washing machine results in randomly generated complexes and structures. He also mentions how this random process can be used in what is called Monte Carlo-based procedures. No explanation on what this might be is given and so the author leaves it to the reader to do research or read the rest of the paper to find out </text:span><text:span text:style-name="T3">(yours truly can disclaim that this is a card game).</text:span></text:p>
      <text:p text:style-name="P3"><text:span text:style-name="T4">The next section in the article is the actual introduction. Here the author explains how they, presumably a team of students, washed legos in a washing machine and all sorts of details like which settings they used on the machine and which the year the lego was from. After this Monte Carlo is once again mentioned. It is stated that the lego together with the washing machine combines into a primitive </text:span><text:span text:style-name="T5">analoug Monte Carlo agent. </text:span><text:span text:style-name="T6">Once again there is no concise explanation what this is exactly, however directly after the author gives examples of other models or systems it may be viewd as. The examples give are related to randomness in chemistry and physics as well as «machine-assisted art». The introduction is concluded by giving a short overview of how the rest of the report is organized and a wuick disclaimer to avoid trouble with LEGO JURIS A/S.</text:span></text:p>
      <text:p text:style-name="P9">Section two of the article details various games, that could also be viewed as experiments, the authors performed with Lego and washing machines. First up is the “Random Lego Roulette”. The game is quite simple: Each participant chooses on particular complex of Lego based of the available pieces and cross their fingers that the washing machine outputs one or more just like it. A winner would be determined by who got the most complexes and ties were broken by aesthetics. The author tells of how they played this game at a party with eight participants and none of them got it right a single time. The next game was, according to the author, proposed by some biology students at the very same party as the previous game was played. They named it the “Lego Enzyme Game” and it works like this: Each participant gets one go with the washer and has about <text:span text:style-name="T8">L</text:span>ego pieces at his/her disposal. From these Lego pieces he must create structures that he/she believes will endure the washing and not disintegrate during the process. <text:span text:style-name="T8">Finally the authors describes “Generative Design” and how they came up the “Solitaire Generative Design Game”. In short generative design involves creating output that varies according to a set of rules or through algorithmic selection. It is also involves some sort of controlling element, for example a human making decisions so that the output will be closer the ideal outcome. The game involves several washing runs where the participants get to choose which structures they want to continue washing. It is something akin to natural selection in that the participants choose the “strongest” complexes that will survive the most washes. Another interesting note on this game is how even the strongest complexes can improve by having pieces fall of or added to it. A slight technical problem they encountered were the decaying clutch of the Lego pieces after several washes. The </text:span><text:soft-page-break/><text:span text:style-name="T8">entirety of section two is then concluded with a note stating how this kind of generative design is different from “Generative Art”, which would have no controlling element.</text:span></text:p>
      <text:p text:style-name="P10">The author now moves on to section three which deals with related work. This particular chapter does not go into <text:span text:style-name="T9">very much</text:span> detail but gives <text:span text:style-name="T9">instead</text:span> a shallow overview of other <text:span text:style-name="T9">research, articles and even software related to the topic of creating complexes from Lego bricks. Interestingly enough, according to the first subsection of this chapter the Lego company themselves once proposed the problem of how any given three dimensional block could be built from Lego. This problem was solved by P. Petrovic who employed evolutionary algorithms and digital Lego models. Similar things were done by P. Funes and J. Pollack who successfully managed to get computers to design stable Lego structures, again using evolutionary algorithms. Mathematics also gets thrown into the mix when the author tells of how M. Abrahamsen and S. Eilers used combinatorics to figure out exactly how many combinations of any given amount of Lego pieces can have. Lastly there's mention of the software named MLCAD that can be used to graphically simulate Lego structures on a computer.</text:span></text:p>
      <text:p text:style-name="P11">For the next chapter the chosen title is “Miscellaneous” which is understandable since the topics don't go together as smoothly as the rest of the article. The first sub-section is about Complex Generation and Decay. The author explains how they(the group) performed experiments with bricks to determine what he refers to as “equilibrium” among the Lego bricks. He states that once no pieces are together, the only possible outcome is that bricks <text:span text:style-name="T10">can </text:span><text:s/>form. However once two pieces have connected there is also the possibility of them falling apart. It is the balance between these to factors that make up the <text:span text:style-name="T12">equilibrium. The experiments concluded that even though there are millions of combinations with just a few bricks, only 6 different complexes seemed to recur. This would mean that </text:span><text:span text:style-name="T11">if </text:span><text:span text:style-name="T12">any of the other complexes were formed they were also broken apart inside the machine. Carrying on from here the author writes about the aforementioned Miller-Urey Experiments and puts it into with Lego. He tells of how he, personally, noted the similarity between the Miller-Urey experiments with primordial soup and the Lego complexes. The next and final sub-section of this chapter is about the interaction between humans and machines (namely the washing machine). In short it reiterates some of the aspects of generative design mentioned before: How the washing machine's job is to generate complexes while it is up to human to decide which pieces go into the machine. Also photographs of some interesting and quite artistic complexes made by the washing machine is included.</text:span></text:p>
      <text:p text:style-name="P12">Finally we come to the conclusion <text:span text:style-name="T13">of the article. Here the author states his hopes on how more research will be made on random Lego structures and how it might become and integral part of “Computational (Games and) Intelligence”. He also tells of some problems that arose during the experiments, primarily how Lego bricks deteriorate after washing and how that affect results. The author shares his enthusiasm by encouraging others to perform the same or similar experiments with Lego and how it could be part of education. After the conclusion there is a section on acknowledgments.</text:span></text:p>
      <text:p text:style-name="P15">Reflective Statement </text:p>
      <text:p text:style-name="P5"/>
      <text:p text:style-name="P14">I personally enjoyed reading the article on random Lego structures. The tone of the article was light and the wording made it a very easy read. Lego is also sort of nostalgic for me since I used to have it as a child. When it comes to the learning experience I would say I discovered a new interesting side of Lego that I might even consider using for future school projects (if applicable of course). I must admit I was biased in choosing this article because of my pre-existing interest in Lego and its potential. That being said I skimmed through the other articles before I chose this one and found other interesting (and some not very) topics that I would like to study further on. <text:span text:style-name="T14">To be perfectly honest I first wrote roughly 500 words on procedurally generated cities before I switching to Random Lego Structures. I</text:span> I felt comfortable writing this precis. I know from previous experience at universities that my level of comfort and actual real world results vary so I try to stay sceptical of my work as much as I can. That being said this is <text:span text:style-name="T7">not the first paper I have written while attending university and so I feel my previous experience has already honed some of my writing and reading capabilities.</text:span> When it comes to plagiarism I feel like I fully understand the consequences of it and how it hurts not only my academic skills but also the academic community as a whole. I have been in situations at university where my work has been blatantly copied and the results were not pretty. Using proper referencing and accreditation <text:span text:style-name="T16">as well as recognizing who “owns” the material in question</text:span> is important to avoid uncomfortable situations like that. <text:span text:style-name="T16">Then again it is also important to distinguish the relation between originality and plagiarism in the sense that people can have similar ideas or viewpoints without any of them being stolen to elevate academic levels.</text:span> The use of plagiarism tools is not something I am very familiar with (I know they exist but never really used one before). Sadly due to my own poor organizing these past weeks I missed the deadline for uploading my precis to the turnitin page. So my greatest learning outcome this time around is that I really n<text:span text:style-name="T14">e</text:span>ed to stay organized. While, like mentioned, I have attended university before the pace here at essex is a lot quicker. I am currently used to begin able to do most of my work by th near end of deadlines, this is something I aim to change to avoid missing them entirely in what I can only describe as a sea of information<text:span text:style-name="T15">(please do not take this as criticism, I sympathize with how difficult it can be to distribute information to hundreds of students in an efficient way). I would like to conclude this reflective statement by saying that I look forward to continue studying here at Essex and I intend to do while following the guidelines on plagiarism and, of course, common sense and my moral s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footnote_20_text" style:display-name="footnote text" style:family="paragraph" style:parent-style-name="Standard" style:default-outline-level="" style:list-style-name="">
      <style:paragraph-properties fo:margin-top="0cm" fo:margin-bottom="0cm" loext:contextual-spacing="false" fo:line-height="100%"/>
      <style:text-properties fo:font-size="12pt" style:font-size-asian="12pt"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meta:initial-creator>
    <meta:editing-cycles>10</meta:editing-cycles>
    <meta:creation-date>2014-09-08T11:50:00</meta:creation-date>
    <dc:date>2016-10-27T17:19:38.964000000</dc:date>
    <meta:editing-duration>PT1H24M15S</meta:editing-duration>
    <meta:generator>LibreOffice/4.3.0.4$Windows_x86 LibreOffice_project/62ad5818884a2fc2e5780dd45466868d41009ec0</meta:generator>
    <meta:document-statistic meta:table-count="0" meta:image-count="0" meta:object-count="0" meta:page-count="4" meta:paragraph-count="19" meta:word-count="1707" meta:character-count="10066" meta:non-whitespace-character-count="8373"/>
    <meta:user-defined meta:name="AppVersion">15.0000</meta:user-defined>
    <meta:user-defined meta:name="Company">University of Esse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